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1"/>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2"/>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3"/>
    <style:style style:name="P26" style:family="paragraph" style:parent-style-name="Text_20_body" style:list-style-name="L13">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Vamos a construir <text:span text:style-name="Strong_20_Emphasis">una estructura completa, clara y profundamente accesible</text:span> para el Acto IV, manteniendo tres exigencias simultáneas:</text:p>
      <text:list xml:id="list3975027368" text:style-name="L1">
        <text:list-item>
          <text:p text:style-name="P2"><text:span text:style-name="Strong_20_Emphasis">Rigor científico real</text:span> (que sostenga las ideas del libro). </text:p>
        </text:list-item>
        <text:list-item>
          <text:p text:style-name="P2"><text:span text:style-name="Strong_20_Emphasis">Claridad narrativa</text:span> (que cualquier lector pueda seguir sin formación técnica). </text:p>
        </text:list-item>
        <text:list-item>
          <text:p text:style-name="P1"><text:span text:style-name="Strong_20_Emphasis">Tono existencial‑místico</text:span> (que conecte cada idea con el sentido de la vida). </text:p>
        </text:list-item>
      </text:list>
      <text:p text:style-name="Text_20_body">El resultado será un Acto IV que funcione como un puente:<text:line-break/><text:span text:style-name="Strong_20_Emphasis">entre la física y el alma, entre la lógica y el misterio.</text:span></text:p>
      <text:p text:style-name="Horizontal_20_Line"/>
      <text:h text:style-name="Heading_20_1" text:outline-level="1">🌒 <text:span text:style-name="Strong_20_Emphasis">ACTO IV — EL LÍMITE FINAL</text:span></text:h>
      <text:h text:style-name="Heading_20_3" text:outline-level="3"><text:span text:style-name="Emphasis">Estructura de capítulos propuesta</text:span></text:h>
      <text:p text:style-name="Text_20_body">La estructura está diseñada para que el lector avance desde lo más intuitivo hacia lo más profundo, sin sentir nunca que está leyendo un tratado técnico, pero recibiendo, sin darse cuenta, un modelo científico sólido.</text:p>
      <text:p text:style-name="Horizontal_20_Line"/>
      <text:h text:style-name="Heading_20_1" text:outline-level="1"><text:span text:style-name="Strong_20_Emphasis">Capítulo 1 — No todas las inteligencias son iguales</text:span></text:h>
      <text:h text:style-name="Heading_20_3" text:outline-level="3"><text:span text:style-name="Emphasis">Por qué comparar inteligencias es difícil, y por qué debemos hacerlo</text:span></text:h>
      <text:p text:style-name="Text_20_body"><text:span text:style-name="Strong_20_Emphasis">Objetivo narrativo:</text:span><text:line-break/>Introducir la idea de que “inteligencia” no es una sola cosa, sino un conjunto de capacidades que pueden variar enormemente entre sistemas.</text:p>
      <text:p text:style-name="Text_20_body"><text:span text:style-name="Strong_20_Emphasis">Contenido accesible:</text:span></text:p>
      <text:list xml:id="list2286592693" text:style-name="L2">
        <text:list-item>
          <text:p text:style-name="P4">Ejemplos cotidianos: hormigas, cerebros, algoritmos, ciudades. </text:p>
        </text:list-item>
        <text:list-item>
          <text:p text:style-name="P4">Diferencias entre “resolver un problema” y “ser inteligente”. </text:p>
        </text:list-item>
        <text:list-item>
          <text:p text:style-name="P3">La intuición del lector: ¿qué hace que algo parezca “vivo” o “sabio”? </text:p>
        </text:list-item>
      </text:list>
      <text:p text:style-name="Text_20_body"><text:span text:style-name="Strong_20_Emphasis">Función en el Acto:</text:span><text:line-break/>Preparar al lector para aceptar que la vida puede ser comparada con máquinas, algoritmos o sistemas artificiales.</text:p>
      <text:p text:style-name="Horizontal_20_Line"/>
      <text:h text:style-name="Heading_20_1" text:outline-level="1"><text:soft-page-break/><text:span text:style-name="Strong_20_Emphasis">Capítulo 2 — Los límites del universo</text:span></text:h>
      <text:h text:style-name="Heading_20_3" text:outline-level="3"><text:span text:style-name="Emphasis">La física como juez supremo de toda inteligencia posible</text:span></text:h>
      <text:p text:style-name="Text_20_body"><text:span text:style-name="Strong_20_Emphasis">Objetivo narrativo:</text:span><text:line-break/>Mostrar que cualquier inteligencia —biológica, artificial o hipotética— está limitada por las leyes físicas.</text:p>
      <text:p text:style-name="Text_20_body"><text:span text:style-name="Strong_20_Emphasis">Contenido accesible:</text:span></text:p>
      <text:list xml:id="list2594960239" text:style-name="L3">
        <text:list-item>
          <text:p text:style-name="P6">Velocidad de transmisión de información. </text:p>
        </text:list-item>
        <text:list-item>
          <text:p text:style-name="P6">Energía disponible. </text:p>
        </text:list-item>
        <text:list-item>
          <text:p text:style-name="P6">Ruido, errores, entropía. </text:p>
        </text:list-item>
        <text:list-item>
          <text:p text:style-name="P5">Tamaño, distancia, tiempo. </text:p>
        </text:list-item>
      </text:list>
      <text:p text:style-name="Text_20_body"><text:span text:style-name="Strong_20_Emphasis">Enfoque narrativo:</text:span><text:line-break/>Explicar estos límites con metáforas visuales:</text:p>
      <text:list xml:id="list3203970359" text:style-name="L4">
        <text:list-item>
          <text:p text:style-name="P8">“La velocidad de la luz como el límite de la conversación del universo.” </text:p>
        </text:list-item>
        <text:list-item>
          <text:p text:style-name="P8">“La energía como el precio de pensar.” </text:p>
        </text:list-item>
        <text:list-item>
          <text:p text:style-name="P7">“El ruido como el susurro del caos.” </text:p>
        </text:list-item>
      </text:list>
      <text:p text:style-name="Text_20_body"><text:span text:style-name="Strong_20_Emphasis">Función en el Acto:</text:span><text:line-break/>Establecer el marco: <text:span text:style-name="Strong_20_Emphasis">toda inteligencia está encerrada en la misma jaula cósmica.</text:span></text:p>
      <text:p text:style-name="Horizontal_20_Line"/>
      <text:h text:style-name="Heading_20_1" text:outline-level="1"><text:span text:style-name="Strong_20_Emphasis">Capítulo 3 — Cómo medir una inteligencia</text:span></text:h>
      <text:h text:style-name="Heading_20_3" text:outline-level="3"><text:span text:style-name="Emphasis">Las seis dimensiones fundamentales</text:span></text:h>
      <text:p text:style-name="Text_20_body">Aquí introducimos tu análisis de características, pero de forma narrativa, no técnica.</text:p>
      <text:p text:style-name="Text_20_body"><text:span text:style-name="Strong_20_Emphasis">Las seis dimensiones:</text:span></text:p>
      <text:list xml:id="list1807736783" text:style-name="L5">
        <text:list-item>
          <text:p text:style-name="P10">Eficiencia </text:p>
        </text:list-item>
        <text:list-item>
          <text:p text:style-name="P10">Coste </text:p>
        </text:list-item>
        <text:list-item>
          <text:p text:style-name="P10">Potencia </text:p>
        </text:list-item>
        <text:list-item>
          <text:p text:style-name="P10">Robustez </text:p>
        </text:list-item>
        <text:list-item>
          <text:p text:style-name="P10">Escalabilidad </text:p>
        </text:list-item>
        <text:list-item>
          <text:p text:style-name="P9">Autonomía </text:p>
        </text:list-item>
      </text:list>
      <text:p text:style-name="Text_20_body"><text:span text:style-name="Strong_20_Emphasis">Objetivo narrativo:</text:span><text:line-break/>Dar al lector un “mapa mental” simple para comparar inteligencias sin fórmulas.</text:p>
      <text:p text:style-name="Text_20_body"><text:span text:style-name="Strong_20_Emphasis">Estrategia:</text:span><text:line-break/>Cada dimensión se explica con una historia, una metáfora o un ejemplo cotidiano.</text:p>
      <text:p text:style-name="Horizontal_20_Line"/>
      <text:h text:style-name="Heading_20_1" text:outline-level="1"><text:soft-page-break/><text:span text:style-name="Strong_20_Emphasis">Capítulo 4 — Eficiencia: la danza mínima</text:span></text:h>
      <text:h text:style-name="Heading_20_3" text:outline-level="3"><text:span text:style-name="Emphasis">Cómo la vida resuelve problemas con el menor esfuerzo posible</text:span></text:h>
      <text:p text:style-name="Text_20_body"><text:span text:style-name="Strong_20_Emphasis">Objetivo narrativo:</text:span><text:line-break/>Mostrar que la vida es extraordinariamente eficiente sin usar jerga técnica.</text:p>
      <text:p text:style-name="Text_20_body"><text:span text:style-name="Strong_20_Emphasis">Contenido accesible:</text:span></text:p>
      <text:list xml:id="list3928448349" text:style-name="L6">
        <text:list-item>
          <text:p text:style-name="P12">Células que trabajan como fábricas perfectas. </text:p>
        </text:list-item>
        <text:list-item>
          <text:p text:style-name="P12">Redes metabólicas como autopistas sin atascos. </text:p>
        </text:list-item>
        <text:list-item>
          <text:p text:style-name="P11">Paralelismo natural: millones de procesos simultáneos. </text:p>
        </text:list-item>
      </text:list>
      <text:p text:style-name="Text_20_body"><text:span text:style-name="Strong_20_Emphasis">Cierre místico:</text:span><text:line-break/>La vida como “la inteligencia que fluye sin desperdicio”.</text:p>
      <text:p text:style-name="Horizontal_20_Line"/>
      <text:h text:style-name="Heading_20_1" text:outline-level="1"><text:span text:style-name="Strong_20_Emphasis">Capítulo 5 — Coste: el precio de existir</text:span></text:h>
      <text:h text:style-name="Heading_20_3" text:outline-level="3"><text:span text:style-name="Emphasis">La vida paga, pero paga lo mínimo posible</text:span></text:h>
      <text:p text:style-name="Text_20_body"><text:span text:style-name="Strong_20_Emphasis">Objetivo narrativo:</text:span><text:line-break/>Explicar que toda inteligencia tiene un coste, y la vida ha encontrado el equilibrio perfecto.</text:p>
      <text:p text:style-name="Text_20_body"><text:span text:style-name="Strong_20_Emphasis">Contenido accesible:</text:span></text:p>
      <text:list xml:id="list488523676" text:style-name="L7">
        <text:list-item>
          <text:p text:style-name="P14">Energía: calorías, luz, química. </text:p>
        </text:list-item>
        <text:list-item>
          <text:p text:style-name="P14">Mantenimiento: reparación, regeneración. </text:p>
        </text:list-item>
        <text:list-item>
          <text:p text:style-name="P13">Redundancia: copias, diversidad. </text:p>
        </text:list-item>
      </text:list>
      <text:p text:style-name="Text_20_body"><text:span text:style-name="Strong_20_Emphasis">Cierre místico:</text:span><text:line-break/>La vida como “la contabilidad sagrada del universo”.</text:p>
      <text:p text:style-name="Horizontal_20_Line"/>
      <text:h text:style-name="Heading_20_1" text:outline-level="1"><text:span text:style-name="Strong_20_Emphasis">Capítulo 6 — Potencia: qué puede hacer una inteligencia</text:span></text:h>
      <text:h text:style-name="Heading_20_3" text:outline-level="3"><text:span text:style-name="Emphasis">La vida no solo resuelve problemas: crea mundos</text:span></text:h>
      <text:p text:style-name="Text_20_body"><text:span text:style-name="Strong_20_Emphasis">Objetivo narrativo:</text:span><text:line-break/>Mostrar que la vida tiene una potencia que ninguna IA posee:<text:line-break/><text:span text:style-name="Strong_20_Emphasis">evoluciona, se reinventa, crea nuevas formas de inteligencia.</text:span></text:p>
      <text:p text:style-name="Text_20_body"><text:span text:style-name="Strong_20_Emphasis">Contenido accesible:</text:span></text:p>
      <text:list xml:id="list3379685425" text:style-name="L8">
        <text:list-item>
          <text:p text:style-name="P16"><text:soft-page-break/>Evolución como algoritmo creativo. </text:p>
        </text:list-item>
        <text:list-item>
          <text:p text:style-name="P16">Cerebros como máquinas de abstracción. </text:p>
        </text:list-item>
        <text:list-item>
          <text:p text:style-name="P15">Cultura como inteligencia colectiva. </text:p>
        </text:list-item>
      </text:list>
      <text:p text:style-name="Text_20_body"><text:span text:style-name="Strong_20_Emphasis">Cierre místico:</text:span><text:line-break/>La vida como “la imaginación del cosmos”.</text:p>
      <text:p text:style-name="Horizontal_20_Line"/>
      <text:h text:style-name="Heading_20_1" text:outline-level="1"><text:span text:style-name="Strong_20_Emphasis">Capítulo 7 — Robustez: la inteligencia que no se rompe</text:span></text:h>
      <text:h text:style-name="Heading_20_3" text:outline-level="3"><text:span text:style-name="Emphasis">La vida sobrevive al caos</text:span></text:h>
      <text:p text:style-name="Text_20_body"><text:span text:style-name="Strong_20_Emphasis">Objetivo narrativo:</text:span><text:line-break/>Mostrar que la vida prospera en el desorden.</text:p>
      <text:p text:style-name="Text_20_body"><text:span text:style-name="Strong_20_Emphasis">Contenido accesible:</text:span></text:p>
      <text:list xml:id="list3541283474" text:style-name="L9">
        <text:list-item>
          <text:p text:style-name="P18">Mutaciones, errores, ruido. </text:p>
        </text:list-item>
        <text:list-item>
          <text:p text:style-name="P18">Sistemas inmunes. </text:p>
        </text:list-item>
        <text:list-item>
          <text:p text:style-name="P17">Ecosistemas resilientes. </text:p>
        </text:list-item>
      </text:list>
      <text:p text:style-name="Text_20_body"><text:span text:style-name="Strong_20_Emphasis">Cierre místico:</text:span><text:line-break/>La vida como “la forma que persiste en la tormenta”.</text:p>
      <text:p text:style-name="Horizontal_20_Line"/>
      <text:h text:style-name="Heading_20_1" text:outline-level="1"><text:span text:style-name="Strong_20_Emphasis">Capítulo 8 — Escalabilidad: del átomo a la biosfera</text:span></text:h>
      <text:h text:style-name="Heading_20_3" text:outline-level="3"><text:span text:style-name="Emphasis">La vida crece sin perderse</text:span></text:h>
      <text:p text:style-name="Text_20_body"><text:span text:style-name="Strong_20_Emphasis">Objetivo narrativo:</text:span><text:line-break/>Mostrar que la vida funciona igual de bien en una célula que en un bosque.</text:p>
      <text:p text:style-name="Text_20_body"><text:span text:style-name="Strong_20_Emphasis">Contenido accesible:</text:span></text:p>
      <text:list xml:id="list570377449" text:style-name="L10">
        <text:list-item>
          <text:p text:style-name="P20">Modularidad. </text:p>
        </text:list-item>
        <text:list-item>
          <text:p text:style-name="P20">Jerarquías naturales. </text:p>
        </text:list-item>
        <text:list-item>
          <text:p text:style-name="P19">Emergencia. </text:p>
        </text:list-item>
      </text:list>
      <text:p text:style-name="Text_20_body"><text:span text:style-name="Strong_20_Emphasis">Cierre místico:</text:span><text:line-break/>La vida como “la arquitectura fractal del ser”.</text:p>
      <text:p text:style-name="Horizontal_20_Line"/>
      <text:h text:style-name="Heading_20_1" text:outline-level="1"><text:soft-page-break/><text:span text:style-name="Strong_20_Emphasis">Capítulo 9 — Autonomía: la chispa interior</text:span></text:h>
      <text:h text:style-name="Heading_20_3" text:outline-level="3"><text:span text:style-name="Emphasis">La vida se mantiene, se repara y se trasciende</text:span></text:h>
      <text:p text:style-name="Text_20_body"><text:span text:style-name="Strong_20_Emphasis">Objetivo narrativo:</text:span><text:line-break/>Mostrar que la vida es el único sistema que se sostiene a sí mismo.</text:p>
      <text:p text:style-name="Text_20_body"><text:span text:style-name="Strong_20_Emphasis">Contenido accesible:</text:span></text:p>
      <text:list xml:id="list493209280" text:style-name="L11">
        <text:list-item>
          <text:p text:style-name="P22">Autopoiesis. </text:p>
        </text:list-item>
        <text:list-item>
          <text:p text:style-name="P22">Reproducción. </text:p>
        </text:list-item>
        <text:list-item>
          <text:p text:style-name="P22">Evolución. </text:p>
        </text:list-item>
        <text:list-item>
          <text:p text:style-name="P21">Intencionalidad funcional. </text:p>
        </text:list-item>
      </text:list>
      <text:p text:style-name="Text_20_body"><text:span text:style-name="Strong_20_Emphasis">Cierre místico:</text:span><text:line-break/>La vida como “la voluntad silenciosa del universo”.</text:p>
      <text:p text:style-name="Horizontal_20_Line"/>
      <text:h text:style-name="Heading_20_1" text:outline-level="1"><text:span text:style-name="Strong_20_Emphasis">Capítulo 10 — Síntesis: La inteligencia más cercana al límite</text:span></text:h>
      <text:h text:style-name="Heading_20_3" text:outline-level="3"><text:span text:style-name="Emphasis">La vida como la forma más perfecta de inteligencia posible</text:span></text:h>
      <text:p text:style-name="Text_20_body"><text:span text:style-name="Strong_20_Emphasis">Objetivo narrativo:</text:span><text:line-break/>Cerrar el acto demostrando que:</text:p>
      <text:list xml:id="list814991306" text:style-name="L12">
        <text:list-item>
          <text:p text:style-name="P24">La vida opera cerca de los límites físicos. </text:p>
        </text:list-item>
        <text:list-item>
          <text:p text:style-name="P24">Optimiza simultáneamente todas las dimensiones. </text:p>
        </text:list-item>
        <text:list-item>
          <text:p text:style-name="P24">Es el único sistema que combina eficiencia, potencia, resiliencia y autonomía. </text:p>
        </text:list-item>
        <text:list-item>
          <text:p text:style-name="P24">Ningún sistema artificial ha logrado esto. </text:p>
        </text:list-item>
        <text:list-item>
          <text:p text:style-name="P23">Cualquier inteligencia que lo lograra… <text:span text:style-name="Strong_20_Emphasis">sería indistinguible de la vida.</text:span> </text:p>
        </text:list-item>
      </text:list>
      <text:p text:style-name="Text_20_body"><text:span text:style-name="Strong_20_Emphasis">Cierre místico del acto:</text:span></text:p>
      <text:p text:style-name="Quotations">“La vida no es una excepción del universo.<text:line-break/>Es su expresión más profunda.”</text:p>
      <text:p text:style-name="Horizontal_20_Line"/>
      <text:h text:style-name="Heading_20_1" text:outline-level="1">🔮 <text:span text:style-name="Strong_20_Emphasis">Siguiente paso</text:span></text:h>
      <text:p text:style-name="Text_20_body">Si quieres, puedo ahora:</text:p>
      <text:list xml:id="list983987998" text:style-name="L13">
        <text:list-item>
          <text:p text:style-name="P26"><text:span text:style-name="Strong_20_Emphasis">Desarrollar cada capítulo con un resumen narrativo.</text:span> </text:p>
        </text:list-item>
        <text:list-item>
          <text:p text:style-name="P26"><text:span text:style-name="Strong_20_Emphasis">Escribir los cierres místicos de cada capítulo con tono poético.</text:span> </text:p>
        </text:list-item>
        <text:list-item>
          <text:p text:style-name="P26"><text:soft-page-break/><text:span text:style-name="Strong_20_Emphasis">Crear una versión más breve o más extensa de la estructura.</text:span> </text:p>
        </text:list-item>
        <text:list-item>
          <text:p text:style-name="P25"><text:span text:style-name="Strong_20_Emphasis">Integrar ejemplos, metáforas y pequeñas historias para cada sección.</text:span> </text:p>
        </text:list-item>
      </text:list>
      <text:p text:style-name="Text_20_body">¿Cuál de estos caminos quieres explorar ahor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4-08T11:44:57.279000000</meta:creation-date>
    <dc:date>2026-04-08T12:03:35.916000000</dc:date>
    <meta:editing-duration>PT8M28S</meta:editing-duration>
    <meta:editing-cycles>1</meta:editing-cycles>
    <meta:document-statistic meta:table-count="0" meta:image-count="0" meta:object-count="0" meta:page-count="6" meta:paragraph-count="107" meta:word-count="861" meta:character-count="5607" meta:non-whitespace-character-count="4842"/>
    <meta:generator>LibreOffice/7.3.5.2$Windows_X86_64 LibreOffice_project/184fe81b8c8c30d8b5082578aee2fed2ea847c01</meta:generator>
  </office:meta>
</office:document-meta>
</file>